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984cm" fo:margin-left="-0.191cm" table:align="left" style:writing-mode="lr-tb"/>
    </style:style>
    <style:style style:name="Tabelle1.A" style:family="table-column">
      <style:table-column-properties style:column-width="4.246cm"/>
    </style:style>
    <style:style style:name="Tabelle1.B" style:family="table-column">
      <style:table-column-properties style:column-width="4.249cm"/>
    </style:style>
    <style:style style:name="Tabelle1.C" style:family="table-column">
      <style:table-column-properties style:column-width="3.493cm"/>
    </style:style>
    <style:style style:name="Tabelle1.D" style:family="table-column">
      <style:table-column-properties style:column-width="3.99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font-size="12pt" fo:language="en" fo:country="US" style:font-size-asian="12pt" style:font-size-complex="12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O279 sediment samples</text:span></text:p>
      <text:p text:style-name="Standard"><text:span text:style-name="T1">Date: 9.12.2020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<text:span text:style-name="T2">samples for</text:span></text:p>
          </table:table-cell>
          <table:table-cell table:style-name="Tabelle1.A1" office:value-type="string">
            <text:p text:style-name="P1"><text:span text:style-name="T2">amount</text:span></text:p>
          </table:table-cell>
          <table:table-cell table:style-name="Tabelle1.A1" office:value-type="string">
            <text:p text:style-name="P1"><text:span text:style-name="T2">core</text:span></text:p>
          </table:table-cell>
          <table:table-cell table:style-name="Tabelle1.A1" office:value-type="string">
            <text:p text:style-name="P1"><text:span text:style-name="T2">comments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T3">Gabriella Panto</text:span></text:p>
            <text:p text:style-name="P1"><text:span text:style-name="T3">UGent</text:span></text:p>
          </table:table-cell>
          <table:table-cell table:style-name="Tabelle1.A1" office:value-type="string">
            <text:p text:style-name="P1"><text:span text:style-name="T3">½ box core for</text:span></text:p>
            <text:p text:style-name="P1"><text:span text:style-name="T3">macrofauna</text:span></text:p>
          </table:table-cell>
          <table:table-cell table:style-name="Tabelle1.A1" office:value-type="string">
            <text:p text:style-name="P1"><text:span text:style-name="T3">9BC3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Gabriella Panto</text:span></text:p>
            <text:p text:style-name="P1"><text:span text:style-name="T3">UGent</text:span></text:p>
          </table:table-cell>
          <table:table-cell table:style-name="Tabelle1.A1" office:value-type="string">
            <text:p text:style-name="P1"><text:span text:style-name="T3">3 MUC liners for meiofauna community</text:span></text:p>
          </table:table-cell>
          <table:table-cell table:style-name="Tabelle1.A1" office:value-type="string">
            <text:p text:style-name="P1"><text:span text:style-name="T3">8BC2</text:span></text:p>
            <text:p text:style-name="P1"><text:span text:style-name="T3"/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Gabriella Panto</text:span></text:p>
            <text:p text:style-name="P1"><text:span text:style-name="T3">UGent</text:span></text:p>
          </table:table-cell>
          <table:table-cell table:style-name="Tabelle1.A1" office:value-type="string">
            <text:p text:style-name="P1"><text:span text:style-name="T3">3 MUC liners for mp and env parameters</text:span></text:p>
          </table:table-cell>
          <table:table-cell table:style-name="Tabelle1.A1" office:value-type="string">
            <text:p text:style-name="P1"><text:span text:style-name="T3">9BC3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Elke Kossel</text:span></text:p>
            <text:p text:style-name="P1"><text:span text:style-name="T3">GEOMAR</text:span></text:p>
          </table:table-cell>
          <table:table-cell table:style-name="Tabelle1.A1" office:value-type="string">
            <text:p text:style-name="P1"><text:span text:style-name="T3">1 MUC liner for microplastics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Elke Kossel</text:span></text:p>
            <text:p text:style-name="P1"><text:span text:style-name="T3">GEOMAR</text:span></text:p>
          </table:table-cell>
          <table:table-cell table:style-name="Tabelle1.A1" office:value-type="string">
            <text:p text:style-name="P1"><text:span text:style-name="T3">1 MUC liner for geochemistry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Feifei Deng</text:span></text:p>
            <text:p text:style-name="P1"><text:span text:style-name="T3">HZG</text:span></text:p>
          </table:table-cell>
          <table:table-cell table:style-name="Tabelle1.A1" office:value-type="string">
            <text:p text:style-name="P1"><text:span text:style-name="T3">1 MUC liner for trace metals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Oliver Jacob</text:span></text:p>
            <text:p text:style-name="P1"><text:span text:style-name="T3">TUM</text:span></text:p>
          </table:table-cell>
          <table:table-cell table:style-name="Tabelle1.A1" office:value-type="string">
            <text:p text:style-name="P1"><text:span text:style-name="T3">1 MUC liner for microplastics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Rebecka Molitor</text:span></text:p>
            <text:p text:style-name="P1"><text:span text:style-name="T3">UDüsseldorf</text:span></text:p>
          </table:table-cell>
          <table:table-cell table:style-name="Tabelle1.A1" office:value-type="string">
            <text:p text:style-name="P1"><text:span text:style-name="T3">20 g from box core surface for micro organisms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Rui Shen</text:span></text:p>
            <text:p text:style-name="P1"><text:span text:style-name="T3">HZG</text:span></text:p>
          </table:table-cell>
          <table:table-cell table:style-name="Tabelle1.A1" office:value-type="string">
            <text:p text:style-name="P1"><text:span text:style-name="T3">20 g from box core surface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Valter Castelvetro, UPISA</text:span></text:p>
          </table:table-cell>
          <table:table-cell table:style-name="Tabelle1.A1" office:value-type="string">
            <text:p text:style-name="P1"><text:span text:style-name="T3">600g from box core for microplastics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Henk-Jan Hoving</text:span></text:p>
            <text:p text:style-name="P1"><text:span text:style-name="T3">GEOMAR</text:span></text:p>
          </table:table-cell>
          <table:table-cell table:style-name="Tabelle1.A1" office:value-type="string">
            <text:p text:style-name="P1"><text:span text:style-name="T3">3 x 4 spoons from BC surface for environmental DNA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Henk-Jan Hoving</text:span></text:p>
            <text:p text:style-name="P1"><text:span text:style-name="T3">GEOMAR</text:span></text:p>
          </table:table-cell>
          <table:table-cell table:style-name="Tabelle1.A1" office:value-type="string">
            <text:p text:style-name="P1"><text:span text:style-name="T3">10-15 kg from box core</text:span></text:p>
          </table:table-cell>
          <table:table-cell table:style-name="Tabelle1.A1" office:value-type="string">
            <text:p text:style-name="P1"><text:span text:style-name="T3">8BC2</text:span>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  <text:p text:style-name="P2"/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  <text:p text:style-name="P2"/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  <text:p text:style-name="P2"/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  <text:p text:style-name="P2"/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1"><text:span text:style-name="T3">~40 cm long MUC liner stamps from box core substitute for </text:span><text:soft-page-break/><text:span text:style-name="T3">MUC samples.</text:span></text:p>
            <text:p text:style-name="P2"/>
            <text:p text:style-name="P2"/>
          </table:table-cell>
          <table:table-cell table:style-name="Tabelle1.A1" office:value-type="string">
            <text:p text:style-name="P1"><text:span text:style-name="T3">MUC did </text:span><text:bookmark text:name="_GoBack"/><text:span text:style-name="T3">not trigger.</text:span>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sel, Elke</meta:initial-creator>
    <meta:editing-cycles>9</meta:editing-cycles>
    <meta:creation-date>2020-12-12T19:41:00</meta:creation-date>
    <dc:date>2020-12-17T17:10:34.22</dc:date>
    <meta:editing-duration>PT6M25S</meta:editing-duration>
    <meta:generator>OpenOffice/4.0.1$Win32 OpenOffice.org_project/401m5$Build-9714</meta:generator>
    <meta:document-statistic meta:table-count="1" meta:image-count="0" meta:object-count="0" meta:page-count="2" meta:paragraph-count="56" meta:word-count="151" meta:character-count="8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